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A15000003EF699482351226426B.png" manifest:media-type="image/png"/>
  <manifest:file-entry manifest:full-path="Pictures/100000000000032B0000066326C07A9A32ED1CDE.png" manifest:media-type="image/png"/>
  <manifest:file-entry manifest:full-path="Pictures/100000000000045D0000082CC5574AB8AA3DA875.png" manifest:media-type="image/png"/>
  <manifest:file-entry manifest:full-path="Pictures/10000001000006EA0000083737F66515C605148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4e8b" officeooo:paragraph-rsid="000a4e8b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><draw:frame draw:style-name="fr2" draw:name="Image2" text:anchor-type="char" svg:width="4.8874in" svg:height="9.8528in" draw:z-index="1"><draw:image xlink:href="Pictures/100000000000032B0000066326C07A9A32ED1CDE.png" xlink:type="simple" xlink:show="embed" xlink:actuate="onLoad" draw:mime-type="image/png"/></draw:frame></text:p>
      <text:p text:style-name="P2"><draw:frame draw:style-name="fr2" draw:name="Image3" text:anchor-type="char" svg:width="5.3909in" svg:height="10.0957in" draw:z-index="2"><draw:image xlink:href="Pictures/100000000000045D0000082CC5574AB8AA3DA875.png" xlink:type="simple" xlink:show="embed" xlink:actuate="onLoad" draw:mime-type="image/png"/></draw:frame></text:p>
      <text:p text:style-name="P2"/>
      <text:p text:style-name="Standard"/>
      <text:p text:style-name="Standard"/>
      <text:p text:style-name="Standard"/>
      <text:p text:style-name="Standard"><draw:frame draw:style-name="fr1" draw:name="Image4" text:anchor-type="char" svg:width="6.6929in" svg:height="7.952in" draw:z-index="3"><draw:image xlink:href="Pictures/10000001000006EA0000083737F66515C605148C.png" xlink:type="simple" xlink:show="embed" xlink:actuate="onLoad" draw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7.4807in" svg:height="2.9181in" draw:z-index="0"><draw:image xlink:href="Pictures/1000000000000A15000003EF69948235122642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0:34:29.274000000</meta:creation-date>
    <dc:date>2024-05-05T15:27:04.172000000</dc:date>
    <meta:editing-duration>PT4H52M35S</meta:editing-duration>
    <meta:editing-cycles>2</meta:editing-cycles>
    <meta:generator>LibreOffice/7.6.0.3$Windows_X86_64 LibreOffice_project/69edd8b8ebc41d00b4de3915dc82f8f0fc3b6265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